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79a82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08ef5d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  <style:style style:name="T45" style:family="text">
      <style:text-properties officeooo:rsid="00f8e178"/>
    </style:style>
    <style:style style:name="T46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7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10">1</text:span><text:span text:style-name="T7">.</text:span><text:span text:style-name="T10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7" text:outline-level="3"><text:span text:style-name="T18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4">element.hasAttribute("data-<text:span text:style-name="T20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7">&lt;</text:span>TypedArray<text:span text:style-name="T47">&gt;</text:span>(); <text:span text:style-name="T21">ES2017</text:span></text:p>
            <text:p text:style-name="P29">new <text:span text:style-name="T47">&lt;</text:span>TypedArray<text:span text:style-name="T47">&gt;</text:span>(length);</text:p>
            <text:p text:style-name="P29">new <text:span text:style-name="T47">&lt;</text:span>TypedArray<text:span text:style-name="T47">&gt;</text:span>(typedArray);</text:p>
            <text:p text:style-name="P29">new <text:span text:style-name="T47">&lt;</text:span>TypedArray<text:span text:style-name="T47">&gt;</text:span>(object);</text:p>
            <text:p text:style-name="P29">new <text:span text:style-name="T47">&lt;</text:span>TypedArray<text:span text:style-name="T47">&gt;</text:span>(buffer[,byteOffset[,len<text:span text:style-name="T47">g</text:span>]]);</text:p>
            <text:p text:style-name="P29"/>
            <text:p text:style-name="P12">Int8Array();</text:p>
            <text:p text:style-name="P47">-128 to 127, 1 <text:span text:style-name="T38">byte</text:span>, int8_t</text:p>
            <text:p text:style-name="P12">Uint8Array();</text:p>
            <text:p text:style-name="P47">0 to 255, 1 <text:span text:style-name="T38">byte,</text:span> uint8_t</text:p>
            <text:p text:style-name="P33"><text:span text:style-name="T41">Uint8ClampedArray();</text:span><text:span text:style-name="T46"> - not in IE10-11</text:span></text:p>
            <text:p text:style-name="P48">0 to 255, 1 <text:span text:style-name="T38">byte</text:span>, uint8_t</text:p>
            <text:p text:style-name="P48"/>
            <text:p text:style-name="P12">Int16Array();</text:p>
            <text:p text:style-name="P47">-32768 to 32767, 2 <text:span text:style-name="T38">byte</text:span>, int16_t</text:p>
            <text:p text:style-name="P12">Uint16Array();</text:p>
            <text:p text:style-name="P47">0 to 65535, 2 <text:span text:style-name="T38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8">byte</text:span>, uint32_t</text:p>
            <text:p text:style-name="P48"/>
            <text:p text:style-name="P52">BigInt64Array<text:span text:style-name="T45">(); - not in IE10-11</text:span></text:p>
            <text:p text:style-name="P50">-2**63 to 2**63-1, 8 <text:span text:style-name="T45">byte, int64_t</text:span></text:p>
            <text:p text:style-name="P52">BigUint64Array<text:span text:style-name="T45">(); - not in IE10-11</text:span></text:p>
            <text:p text:style-name="P50">0 to 2**64-1, 8 <text:span text:style-name="T45">byte, uint64_t</text:span></text:p>
            <text:p text:style-name="P48"/>
            <text:p text:style-name="P13">Float32Array();</text:p>
            <text:p text:style-name="P48">1.2x10-38 to 3.4x1038, 4 <text:span text:style-name="T38">byte</text:span>, float</text:p>
            <text:p text:style-name="P13">Float64Array();</text:p>
            <text:p text:style-name="P48">5.0x10-324 to 1.8x10308, 8 <text:span text:style-name="T38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6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3">N</text:span>o <text:span text:style-name="T13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2">V</text:span><text:span text:style-name="T41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2">Inv</text:span><text:span text:style-name="T41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3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6">IE9: </text:span></text:span><text:span text:style-name="Source_20_Text"><text:span text:style-name="T37">XML support</text:span></text:span></text:p>
            <text:p text:style-name="P42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4"/>
            <text:p text:style-name="P54"><text:span text:style-name="Source_20_Text"><text:span text:style-name="T30">var parser = new DOMParser();</text:span></text:span></text:p>
            <text:p text:style-name="P54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4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4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4"><text:span text:style-name="Source_20_Text"><text:span text:style-name="T28"/></text:span></text:p>
            <text:p text:style-name="P56"><text:span text:style-name="Source_20_Text"><text:span text:style-name="T30">var parser = new DOMParser();</text:span></text:span></text:p>
            <text:p text:style-name="P56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5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4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8-30T23:06:43.388000000</dc:date>
    <meta:editing-duration>PT7H47M42S</meta:editing-duration>
    <meta:editing-cycles>154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